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Страна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M, GB</text:p>
          </table:table-cell>
          <table:table-cell office:value-type="string" calcext:value-type="string">
            <text:p>HDD, GB</text:p>
          </table:table-cell>
          <table:table-cell office:value-type="string" calcext:value-type="string">
            <text:p>SDD, GB</text:p>
          </table:table-cell>
          <table:table-cell office:value-type="string" calcext:value-type="string">
            <text:p>Трафик</text:p>
          </table:table-cell>
          <table:table-cell office:value-type="string" calcext:value-type="string">
            <text:p>Домен</text:p>
          </table:table-cell>
          <table:table-cell office:value-type="string" calcext:value-type="string">
            <text:p>SSL</text:p>
          </table:table-cell>
          <table:table-cell office:value-type="string" calcext:value-type="string">
            <text:p>Скорость соединения Mbit/s</text:p>
          </table:table-cell>
          <table:table-cell office:value-type="string" calcext:value-type="string">
            <text:p>Цена, грн/мес</text:p>
          </table:table-cell>
          <table:table-cell/>
        </table:table-row>
        <table:table-row table:style-name="ro1">
          <table:table-cell office:value-type="string" calcext:value-type="string">
            <text:p><text:s/>https://hostiq.com.ua/vps-hosting/ 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4 Ghz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Безлимит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0" calcext:value-type="float">
            <text:p>50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string" calcext:value-type="string">
            <text:p>http://www.ukraine.com.ua/vps/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4x2.8Ghz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Безлимит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string" calcext:value-type="string">
            <text:p>https://vps.ua/cloud-hosting/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2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TB</text:p>
          </table:table-cell>
          <table:table-cell table:number-columns-repeated="3"/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https://www.ukrnames.com/hosting/vps/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3x2.5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Безлимит</text:p>
          </table:table-cell>
          <table:table-cell table:number-columns-repeated="3"/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string" calcext:value-type="string">
            <text:p>http://thehost.ua/vps_vds/plans</text:p>
          </table:table-cell>
          <table:table-cell table:style-name="ce1" office:value-type="string" calcext:value-type="string">
            <text:p>UA</text:p>
          </table:table-cell>
          <table:table-cell office:value-type="string" calcext:value-type="string">
            <text:p>Intel Xeon E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Безлимит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https://mirohost.net/vp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4 Ghz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Безлимит</text:p>
          </table:table-cell>
          <table:table-cell office:value-type="string" calcext:value-type="string">
            <text:p>Безлимит?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string" calcext:value-type="string">
            <text:p>http://uahosting.com.ua/vps.php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2х2.4 GHz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20TB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http://uahosting.com.ua/dedicated.php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Intel® Core™ i7-93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20TB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Выделенный сервер</text:p>
          </table:table-cell>
        </table:table-row>
        <table:table-row table:style-name="ro1">
          <table:table-cell office:value-type="string" calcext:value-type="string">
            <text:p>https://gmhost.com.ua/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2x2.6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Безлимит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https://fornex.com/ssd-vps/universal/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2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Безлимит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57" calcext:value-type="float">
            <text:p>1157</text:p>
          </table:table-cell>
          <table:table-cell/>
        </table:table-row>
        <table:table-row table:style-name="ro1">
          <table:table-cell office:value-type="string" calcext:value-type="string">
            <text:p>https://www.digitalocean.com/pricing/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2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4TB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string" calcext:value-type="string">
            <text:p>https://cloud.google.co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1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430" calcext:value-type="float">
            <text:p>14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avka </meta:initial-creator>
    <meta:creation-date>2016-09-28T18:07:49.794697206</meta:creation-date>
    <dc:date>2016-09-28T19:03:55.052072117</dc:date>
    <dc:creator>mjavka </dc:creator>
    <meta:editing-duration>PT9M44S</meta:editing-duration>
    <meta:editing-cycles>1</meta:editing-cycles>
    <meta:document-statistic meta:table-count="1" meta:cell-count="106" meta:object-count="0"/>
    <meta:generator>LibreOffice/4.2.6.3$Linux_X86_64 LibreOffice_project/420m0$Build-3</meta:generator>
  </office:meta>
</office:document-meta>
</file>